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style:contextual-spacing="false"/>
      <style:text-properties fo:font-size="9pt" style:font-size-asian="9pt" style:font-size-complex="9pt"/>
    </style:style>
    <style:style style:name="P2" style:family="paragraph" style:parent-style-name="Standard">
      <style:paragraph-properties fo:margin-top="0.049cm" fo:margin-bottom="0.049cm" style:contextual-spacing="false"/>
      <style:text-properties officeooo:paragraph-rsid="001164a4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0ae9b4"/>
    </style:style>
    <style:style style:name="P6" style:family="paragraph" style:parent-style-name="Table_20_Contents">
      <style:text-properties officeooo:paragraph-rsid="000c6230"/>
    </style:style>
    <style:style style:name="P7" style:family="paragraph" style:parent-style-name="Table_20_Contents">
      <style:text-properties officeooo:rsid="000c6230" officeooo:paragraph-rsid="000c6230"/>
    </style:style>
    <style:style style:name="P8" style:family="paragraph" style:parent-style-name="Table_20_Contents">
      <style:text-properties officeooo:rsid="000ae9b4"/>
    </style:style>
    <style:style style:name="P9" style:family="paragraph" style:parent-style-name="Annotation">
      <style:text-properties fo:font-weight="normal" style:font-weight-asian="normal" style:font-weight-complex="normal"/>
    </style:style>
    <style:style style:name="P10" style:family="paragraph" style:parent-style-name="Annotation">
      <style:text-properties officeooo:paragraph-rsid="000232b0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paragraph-rsid="000e3301" style:font-weight-asian="normal" style:font-weight-complex="normal"/>
    </style:style>
    <style:style style:name="P13" style:family="paragraph" style:parent-style-name="Standard">
      <style:text-properties officeooo:paragraph-rsid="000952b0"/>
    </style:style>
    <style:style style:name="P14" style:family="paragraph" style:parent-style-name="Standard">
      <style:text-properties officeooo:paragraph-rsid="000e3301"/>
    </style:style>
    <style:style style:name="P15" style:family="paragraph" style:parent-style-name="Standard">
      <style:text-properties officeooo:paragraph-rsid="000e5a4c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19" style:family="paragraph" style:parent-style-name="Table_20_Heading">
      <style:text-properties officeooo:paragraph-rsid="000c6230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2" style:family="paragraph" style:parent-style-name="Text_20_body">
      <style:text-properties fo:font-weight="normal" officeooo:rsid="000e5a4c" officeooo:paragraph-rsid="000f4267" style:font-weight-asian="normal" style:font-weight-complex="normal"/>
    </style:style>
    <style:style style:name="P23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4" style:family="paragraph" style:parent-style-name="Standard" style:master-page-name="First_20_Page">
      <style:paragraph-properties fo:margin-left="0cm" fo:margin-right="0cm" fo:margin-top="0cm" fo:margin-bottom="0.101cm" style:contextual-spacing="false" fo:text-indent="0cm" style:auto-text-indent="false" style:page-number="auto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margin-left="0.199cm" fo:margin-right="0cm" fo:margin-top="0.319cm" fo:margin-bottom="0.21cm" style:contextual-spacing="false" fo:text-indent="0cm" style:auto-text-indent="false"/>
    </style:style>
    <style:style style:name="P27" style:family="paragraph" style:parent-style-name="Heading_20_1">
      <style:paragraph-properties fo:break-before="column"/>
    </style:style>
    <style:style style:name="P28" style:family="paragraph" style:parent-style-name="Heading_20_1">
      <style:paragraph-properties fo:margin-top="0.499cm" fo:margin-bottom="0.199cm" style:contextual-spacing="fals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officeooo:rsid="000ec808" style:font-size-asian="9pt" style:font-size-complex="9pt"/>
    </style:style>
    <style:style style:name="T8" style:family="text">
      <style:text-properties fo:font-size="9pt" fo:font-weight="bold" officeooo:rsid="001164a4" style:font-size-asian="9pt" style:font-weight-asian="bold" style:font-size-complex="9pt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abdf" style:font-weight-asian="normal" style:font-weight-complex="normal"/>
    </style:style>
    <style:style style:name="T13" style:family="text">
      <style:text-properties fo:font-weight="normal" officeooo:rsid="000952b0" style:font-weight-asian="normal" style:font-weight-complex="normal"/>
    </style:style>
    <style:style style:name="T14" style:family="text">
      <style:text-properties fo:font-weight="normal" officeooo:rsid="000e5a4c" style:font-weight-asian="normal" style:font-weight-complex="normal"/>
    </style:style>
    <style:style style:name="T15" style:family="text">
      <style:text-properties fo:font-weight="normal" officeooo:rsid="000e7871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3301" style:font-weight-asian="bold" style:font-weight-complex="bold"/>
    </style:style>
    <style:style style:name="T18" style:family="text">
      <style:text-properties fo:font-weight="bold" officeooo:rsid="000e7871" style:font-weight-asian="bold" style:font-weight-complex="bold"/>
    </style:style>
    <style:style style:name="T19" style:family="text">
      <style:text-properties officeooo:rsid="0000013a"/>
    </style:style>
    <style:style style:name="T20" style:family="text">
      <style:text-properties officeooo:rsid="00004f32"/>
    </style:style>
    <style:style style:name="T21" style:family="text">
      <style:text-properties officeooo:rsid="000232b0"/>
    </style:style>
    <style:style style:name="T22" style:family="text">
      <style:text-properties officeooo:rsid="00034cfe"/>
    </style:style>
    <style:style style:name="T23" style:family="text">
      <style:text-properties officeooo:rsid="0004c3e4"/>
    </style:style>
    <style:style style:name="T24" style:family="text">
      <style:text-properties officeooo:rsid="0008abdf"/>
    </style:style>
    <style:style style:name="T25" style:family="text">
      <style:text-properties officeooo:rsid="000952b0"/>
    </style:style>
    <style:style style:name="T26" style:family="text">
      <style:text-properties officeooo:rsid="000ae9b4"/>
    </style:style>
    <style:style style:name="T27" style:family="text">
      <style:text-properties officeooo:rsid="000c6230"/>
    </style:style>
    <style:style style:name="T28" style:family="text">
      <style:text-properties officeooo:rsid="000e3301"/>
    </style:style>
    <style:style style:name="T29" style:family="text">
      <style:text-properties officeooo:rsid="000e5a4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0e7871"/>
    </style:style>
    <style:style style:name="T32" style:family="text">
      <style:text-properties officeooo:rsid="000f426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draw:fill="solid" draw:fill-color="#e6e6e6" draw:opacity="100%" style:shadow="none" draw:shadow-opacity="100%" loext:rel-width-rel="paragraph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6">Oliver Doepner</text:span></text:p>
      <text:p text:style-name="P2"><text:a xlink:type="simple" xlink:href="http://oldo.org/" text:style-name="Internet_20_link" text:visited-style-name="Visited_20_Internet_20_Link"><text:span text:style-name="T8">http://oldo.org/</text:span></text:a></text:p>
      <text:p text:style-name="P2"><text:a xlink:type="simple" xlink:href="https://odoepner.wordpress.com/" text:style-name="Internet_20_link" text:visited-style-name="Visited_20_Internet_20_Link"><text:span text:style-name="T7">https://odoepner.wordpress.com/</text:span></text:a></text:p>
      <text:p text:style-name="P1"><draw:frame draw:style-name="fr1" draw:name="Frame1" text:anchor-type="paragraph" svg:x="0cm" svg:y="0.27cm" svg:width="5.004cm" style:rel-width="87%" draw:z-index="0"><draw:text-box fo:min-height="20.131cm"><text:h text:style-name="P26" text:outline-level="1">IT Skills</text:h><text:list xml:id="list1485911269" text:style-name="L1"><text:list-item><text:p text:style-name="P30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31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30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30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30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32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30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30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/text:p>
      <text:p text:style-name="P1"/>
      <text:p text:style-name="P1"/>
      <text:p text:style-name="P1"/>
      <text:p text:style-name="Standard"/>
      <text:h text:style-name="Heading_20_1" text:outline-level="1"/>
      <text:h text:style-name="P27" text:outline-level="1">Professional Profile</text:h>
      <text:p text:style-name="P16">I am a Software Engineer and IT professional with a focus on <text:span text:style-name="T28">o</text:span>bject <text:span text:style-name="T28">o</text:span>riented <text:span text:style-name="T28">d</text:span>evelopment and <text:span text:style-name="T28">d</text:span>esign, preferrably using Java and Open Source components. </text:p>
      <text:p text:style-name="P17">My <text:a xlink:type="simple" xlink:href="http://oliver.doepner.net/skills.html" text:style-name="Internet_20_link" text:visited-style-name="Visited_20_Internet_20_Link">IT skills</text:a> are b<text:span text:style-name="T22">ased</text:span> on 20<text:span text:style-name="T23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6">I <text:span text:style-name="T28">help</text:span> <text:span text:style-name="T22">teams to</text:span> <text:span text:style-name="T28">achieve </text:span>quality results and customer satisfaction through practices like <text:span text:style-name="T26">intention</text:span>-driven development, <text:span text:style-name="T22">continuous integration, frequent</text:span> code reviews <text:span text:style-name="T23">and</text:span> controlled refactoring.</text:p>
      <text:p text:style-name="P18"><text:span text:style-name="T22">I have </text:span><text:a xlink:type="simple" xlink:href="http://oliver.doepner.net/projects.html" text:style-name="Internet_20_link" text:visited-style-name="Visited_20_Internet_20_Link"><text:span text:style-name="T22">developed applications</text:span></text:a><text:span text:style-name="T22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129772148400"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 table:style-name="TableLine94129772194720">
          <table:table-cell table:style-name="Table2.A1" office:value-type="string">
            <text:p text:style-name="P3">1998-2002</text:p>
          </table:table-cell>
          <table:table-cell table:style-name="Table2.A1" office:value-type="string">
            <text:p text:style-name="P4"><text:span text:style-name="Emphasis"><text:span text:style-name="T9">State examination </text:span></text:span><text:span text:style-name="T9">in </text:span><text:a xlink:type="simple" xlink:href="http://www.math.uni-sb.de/" text:style-name="Internet_20_link" text:visited-style-name="Visited_20_Internet_20_Link"><text:span text:style-name="T9">Mathematics</text:span></text:a><text:span text:style-name="T9"> and </text:span><text:a xlink:type="simple" xlink:href="http://www.uni-saarland.de/fak4/fr41/germanistik/" text:style-name="Internet_20_link" text:visited-style-name="Visited_20_Internet_20_Link"><text:span text:style-name="T9">German</text:span></text:a></text:p>
          </table:table-cell>
        </table:table-row>
        <table:table-row table:style-name="TableLine94129772235840">
          <table:table-cell table:style-name="Table2.A1" office:value-type="string">
            <text:p text:style-name="P3">1995-1998</text:p>
          </table:table-cell>
          <table:table-cell table:style-name="Table2.A1" office:value-type="string">
            <text:p text:style-name="P4"><text:span text:style-name="T11">Intermediate Diploma in </text:span><text:a xlink:type="simple" xlink:href="http://www.coli.uni-saarland.de/" text:style-name="Internet_20_link" text:visited-style-name="Visited_20_Internet_20_Link"><text:span text:style-name="T11">Computational Linguistics</text:span></text:a></text:p>
          </table:table-cell>
        </table:table-row>
        <table:table-row table:style-name="TableLine94129772236272"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 table:style-name="TableLine94129772236928">
          <table:table-cell table:style-name="Table2.A1" office:value-type="string">
            <text:p text:style-name="P3">Summer 1996</text:p>
          </table:table-cell>
          <table:table-cell table:style-name="Table2.A1" office:value-type="string">
            <text:p text:style-name="P3">Research project in Computer Assisted Language Learning (CALL)</text:p>
          </table:table-cell>
        </table:table-row>
        <table:table-row table:style-name="TableLine94129772237472"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 table:style-name="TableLine94129772238080">
          <table:table-cell table:style-name="Table2.A1" office:value-type="string">
            <text:p text:style-name="P3">1994-1995</text:p>
          </table:table-cell>
          <table:table-cell table:style-name="Table2.A1" office:value-type="string">
            <text:p text:style-name="P4"><text:a xlink:type="simple" xlink:href="http://en.wikipedia.org/wiki/Erasmus_programme" text:style-name="Internet_20_link" text:visited-style-name="Visited_20_Internet_20_Link"><text:span text:style-name="T11">ERASMUS </text:span></text:a><text:span text:style-name="T11">scholar, Certificate in </text:span><text:a xlink:type="simple" xlink:href="http://www.sussex.ac.uk/maths/" text:style-name="Internet_20_link" text:visited-style-name="Visited_20_Internet_20_Link"><text:span text:style-name="T11">Maths</text:span></text:a><text:span text:style-name="T11"> &amp; </text:span><text:a xlink:type="simple" xlink:href="http://www.sussex.ac.uk/informatics/" text:style-name="Internet_20_link" text:visited-style-name="Visited_20_Internet_20_Link"><text:span text:style-name="T11">Informatics</text:span></text:a></text:p>
          </table:table-cell>
        </table:table-row>
        <table:table-row table:style-name="TableLine94129772238624"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 table:style-name="TableLine94129772239280">
          <table:table-cell table:style-name="Table2.A1" office:value-type="string">
            <text:p text:style-name="P3">1991-1994</text:p>
          </table:table-cell>
          <table:table-cell table:style-name="Table2.A1" office:value-type="string">
            <text:p text:style-name="P4"><text:span text:style-name="Emphasis"><text:span text:style-name="T9">Intermediate Diploma</text:span></text:span><text:span text:style-name="T9"> in </text:span><text:a xlink:type="simple" xlink:href="http://www.mathematik.tu-darmstadt.de/" text:style-name="Internet_20_link" text:visited-style-name="Visited_20_Internet_20_Link"><text:span text:style-name="T9">Maths</text:span></text:a><text:span text:style-name="T9"> and </text:span><text:a xlink:type="simple" xlink:href="http://www.informatik.tu-darmstadt.de/" text:style-name="Internet_20_link" text:visited-style-name="Visited_20_Internet_20_Link"><text:span text:style-name="T9">Informatics</text:span></text:a></text:p>
          </table:table-cell>
        </table:table-row>
        <table:table-row table:style-name="TableLine94129772239824">
          <table:table-cell table:style-name="Table2.A1" office:value-type="string">
            <text:p text:style-name="P3">1991-1993</text:p>
          </table:table-cell>
          <table:table-cell table:style-name="Table2.A1" office:value-type="string">
            <text:p text:style-name="P4"><text:span text:style-name="Emphasis"><text:span text:style-name="T9">Intermediate Examination </text:span></text:span><text:span text:style-name="T9">in </text:span><text:a xlink:type="simple" xlink:href="http://www.geschichte.tu-darmstadt.de/" text:style-name="Internet_20_link" text:visited-style-name="Visited_20_Internet_20_Link"><text:span text:style-name="T9">History</text:span></text:a></text:p>
          </table:table-cell>
        </table:table-row>
        <table:table-row table:style-name="TableLine94129772240480"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 table:style-name="TableLine94129772241408">
          <table:table-cell table:style-name="Table2.A1" office:value-type="string">
            <text:p text:style-name="P3">until 1990</text:p>
          </table:table-cell>
          <table:table-cell table:style-name="Table2.A1" office:value-type="string">
            <text:p text:style-name="P3"><text:span text:style-name="Emphasis"><text:span text:style-name="T10">High School Diploma,</text:span></text:span><text:span text:style-name="T10"> highest GPA of the school year</text:span></text:p>
          </table:table-cell>
        </table:table-row>
      </table:table>
      <text:h text:style-name="P28" text:outline-level="1">Work experience</text:h>
      <table:table table:name="Table1" table:style-name="Table1">
        <table:table-column table:style-name="Table1.A"/>
        <table:table-column table:style-name="Table1.B"/>
        <table:table-row table:style-name="TableLine94129771559648">
          <table:table-cell table:style-name="Table1.A1" table:number-columns-spanned="2" office:value-type="string">
            <text:p text:style-name="P19"><text:span text:style-name="T27">IMP Solutions</text:span>, Halifax, Nova Scotia</text:p>
          </table:table-cell>
          <table:covered-table-cell/>
        </table:table-row>
        <table:table-row table:style-name="TableLine94129772274320">
          <table:table-cell table:style-name="Table1.A16" office:value-type="string">
            <text:p text:style-name="P6">20<text:span text:style-name="T27">15</text:span>-now</text:p>
          </table:table-cell>
          <table:table-cell table:style-name="Table1.A1" office:value-type="string">
            <text:p text:style-name="P7">Software Developer: Helicopter Maintenance, Java, GWT, Hibernate</text:p>
          </table:table-cell>
        </table:table-row>
        <table:table-row table:style-name="TableLine94129772275424">
          <table:table-cell table:style-name="Table1.A3" table:number-columns-spanned="2" office:value-type="string">
            <text:p text:style-name="P19">CGI, Halifax, Nova Scotia</text:p>
          </table:table-cell>
          <table:covered-table-cell/>
        </table:table-row>
        <table:table-row table:style-name="TableLine94129772276448">
          <table:table-cell table:style-name="Table1.A16" office:value-type="string">
            <text:p text:style-name="Table_20_Contents">2008-<text:span text:style-name="T27">2015</text:span></text:p>
          </table:table-cell>
          <table:table-cell table:style-name="Table1.A1" office:value-type="string">
            <text:p text:style-name="Table_20_Contents"><text:span text:style-name="T22">Senior Consultant / Software Engineer: </text:span>Enterprise Java systems</text:p>
          </table:table-cell>
        </table:table-row>
        <table:table-row table:style-name="TableLine94129772277040"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 table:style-name="TableLine94129772278016"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26">eb Services</text:span>, <text:span text:style-name="T26">Unit testing</text:span></text:p>
          </table:table-cell>
        </table:table-row>
        <table:table-row table:style-name="TableLine94129772278512"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 table:style-name="TableLine94129772279168"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5">Software Engineer: Swing <text:span text:style-name="T26">and Web </text:span>client/server applications, <text:span text:style-name="T26">e</text:span>mail <text:span text:style-name="T26">security</text:span> <text:span text:style-name="T26">solutions, all stages of the software development life cycle</text:span> </text:p>
          </table:table-cell>
        </table:table-row>
        <table:table-row table:style-name="TableLine94129772279712"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 table:style-name="TableLine94129772280368"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8">Library Assistant, Linux admin, Java developer, online catalog search</text:p>
          </table:table-cell>
        </table:table-row>
        <table:table-row table:style-name="TableLine94129772280992"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 table:style-name="TableLine94129772281808"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26">ts</text:span></text:a> <text:span text:style-name="T26">and </text:span>Design for <text:span text:style-name="T26">m</text:span>ulti-<text:span text:style-name="T26">l</text:span>anguage J2EE applications </text:p>
          </table:table-cell>
        </table:table-row>
        <table:table-row table:style-name="TableLine94129772282784"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 table:style-name="TableLine94129772283600"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26">&amp;D</text:span> <text:span text:style-name="T26">assistant :</text:span> <text:span text:style-name="T26">Semantic data</text:span> extraction, Web <text:span text:style-name="T26">development</text:span></text:p>
          </table:table-cell>
        </table:table-row>
        <table:table-row table:style-name="TableLine94129772284304"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 table:style-name="TableLine94129772285120"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27">Software Developer : </text:span>Object-<text:span text:style-name="T27">o</text:span>riented <text:span text:style-name="T27">user interfaces</text:span>, Oracle <text:span text:style-name="T27">DB</text:span>, C++ </text:p>
          </table:table-cell>
        </table:table-row>
        <table:table-row table:style-name="TableLine94129772285824"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 table:style-name="TableLine94129772286912"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27">Internship as web developer</text:span> using NCSA webserver</text:p>
          </table:table-cell>
        </table:table-row>
      </table:table>
      <text:h text:style-name="P25" text:outline-level="1"/>
      <text:h text:style-name="P29" text:outline-level="1">Software Projects</text:h>
      <text:p text:style-name="P20">In all of these projects I worked as principal / core developer <text:span text:style-name="T19">or team lead</text:span>:</text:p>
      <text:p text:style-name="P22"><text:span text:style-name="T16">IMP Solutions – FMAS</text:span>: Fleet Management and Analytics System <text:span text:style-name="T32">for the </text:span>Canadian Search and Rescue helicopter<text:span text:style-name="T32">s</text:span></text:p>
      <text:p text:style-name="P22"><text:span text:style-name="T30">[ Java 7, Hibernate, Lucene, GWT, MariaDB, Tomcat, Intellij, SVN, Maven, Linux, Atlassian tools ]</text:span> </text:p>
      <text:p text:style-name="P21"><text:span text:style-name="T16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3">[ Java 7, JPA, Spring, Oracle, Coherence, Tibco, JMS, JGroups, Intellij, Maven, Jenkins, Nexus, Linux ]</text:p>
      <text:p text:style-name="P13"><text:span text:style-name="Strong_20_Emphasis"><text:span text:style-name="T28">CGI - Oil &amp; Gas</text:span></text:span><text:span text:style-name="Strong_20_Emphasis"> AMS</text:span><text:span text:style-name="T11">: </text:span><text:span text:style-name="T15">I was</text:span><text:span text:style-name="T11"> </text:span><text:span text:style-name="T15">the </text:span><text:span text:style-name="T12">S</text:span><text:span text:style-name="T11">enior Software Engineer </text:span><text:span text:style-name="T15">for our</text:span><text:span text:style-name="T11"> service delivery </text:span><text:span text:style-name="T13">to </text:span><text:span text:style-name="T25">a major Canadian oil &amp; gas company, maintaining 150+</text:span><text:span text:style-name="T12"> </text:span><text:span text:style-name="T11">Java </text:span><text:span text:style-name="T15">based web </text:span><text:span text:style-name="T11">applications, with a team of 5 - 10 Java Developers. </text:span></text:p>
      <text:p text:style-name="Annotation">[ Java 6, Tomcat 6, IntelliJ, Struts, JSP, GWT, Spring, Hibernate, iBatis, Ant, RMI, Confluence, JIRA, Bamboo <text:span text:style-name="T24">]</text:span></text:p>
      <text:p text:style-name="P11"><text:span text:style-name="Strong_20_Emphasis">CGI - Wealth Core Platform</text:span>: <text:span text:style-name="T31">During one of</text:span> the biggest <text:span text:style-name="T28">s</text:span>oftware project<text:span text:style-name="T19">s</text:span> at CG<text:span text:style-name="T19">I,</text:span> I <text:span text:style-name="T20">served as</text:span> Technical Lead for the UI layer, <text:span text:style-name="T31">building</text:span> a <text:span text:style-name="T31">custom </text:span>framework, <text:span text:style-name="T31">coordinating</text:span> <text:span text:style-name="T28">about</text:span> 10 developers across four CGI locations. </text:p>
      <text:p text:style-name="Annotation">[ J<text:span text:style-name="T19">ava</text:span> 6, Spring Web Flow, JSF 1.2 / Facelets, Tomcat 6, Spring, JAXB, JUnit, Eclipse, Maven, Hudson/<text:span text:style-name="T19">Jenkins</text:span> , SVN ] </text:p>
      <text:p text:style-name="P12"><text:span text:style-name="Strong_20_Emphasis"><text:span text:style-name="T28">CGI - </text:span></text:span><text:span text:style-name="Strong_20_Emphasis">Canada Post - BDT</text:span>: <text:span text:style-name="T29">Business tool </text:span>that prints all paperwor<text:span text:style-name="T28">k and</text:span> automates the shipping process. </text:p>
      <text:p text:style-name="P10">[ <text:span text:style-name="T21">Java 5, </text:span>Spring, XML/XSL, XSL-FO, Apache FOP, TestNG, PdfBox, Weblogic, IntelliJ IDEA, <text:span text:style-name="T21">Maven, SVN </text:span><text:s/>] </text:p>
      <text:p text:style-name="Standard"><text:span text:style-name="T17">SupportSoft - </text:span><text:span text:style-name="T16">ServiceGateway</text:span><text:span text:style-name="T11">: </text:span><text:span text:style-name="T14">R</text:span>emote management of home network <text:span text:style-name="T28">device</text:span>s <text:span text:style-name="T29">using </text:span>TR-069</text:p>
      <text:p text:style-name="P9">[ <text:span text:style-name="T21">J2EE, </text:span>Weblogic, JBoss, EJB, JMS, Web Services (XFire), EhCache, Oracle 10g, <text:span text:style-name="T21">Perforce, Adobe Flex</text:span> ]</text:p>
      <text:p text:style-name="Standard"><text:span text:style-name="T17">iKu - </text:span><text:span text:style-name="T16">SPONTS</text:span>: <text:span text:style-name="T28">A Java</text:span> <text:span text:style-name="T29">based </text:span>SMTP, POP3 and IMAP proxy that provides mailserver security features.</text:p>
      <text:p text:style-name="Annotation">[ <text:span text:style-name="T21">Java, </text:span>SMTP/S, POP3/S, IMAP/S, Apache Tomcat, Hibernate, Apache Derby, I18n, <text:span text:style-name="T21">Embedded Linux</text:span> ]</text:p>
      <text:p text:style-name="P15"><text:span text:style-name="T17">iKu - </text:span><text:span text:style-name="T16">LI Inspektor</text:span>: Lawful Interception (LI) <text:span text:style-name="T29">testing tool </text:span>for the German Federal Network Agency</text:p>
      <text:p text:style-name="Annotation">[ <text:span text:style-name="T21">Java, </text:span>JSF/MyFaces, Hibernate, JavaMail, Apache FTP, POP3/S, IMAP/S, SMTP/S ]</text:p>
      <text:p text:style-name="P15"><text:span text:style-name="T17">iKu - </text:span><text:span text:style-name="T16">Bodward</text:span>: An <text:s/>email monitoring store that plugs into Lawful Interception solutions</text:p>
      <text:p text:style-name="Annotation">[ <text:span text:style-name="T21">Java, </text:span>Apache FTP <text:span text:style-name="T21">API</text:span>, Java RMI, TCP networking, Hibernate, Apache Derby, dom4j ]</text:p>
      <text:p text:style-name="P15"><text:span text:style-name="T17">iKu - </text:span><text:span text:style-name="T16">emVisu</text:span>: <text:span text:style-name="T29">V</text:span>isualize<text:span text:style-name="T29">s</text:span> heavy plate temperatures for <text:span text:style-name="T29">the </text:span>steel manufacturer Dillinger Hütte GTS</text:p>
      <text:p text:style-name="Annotation">[ Java Swing, Custom Swing Widgets / LayoutManager, RMI, JMS, JDBC, MySQL ]</text:p>
      <text:p text:style-name="P14"><text:span text:style-name="T17">iKu - </text:span><text:span text:style-name="T16">AutoCool</text:span>: <text:span text:style-name="T29">C</text:span>ooling plans visualization and process control for Dillinger Hütte GTS</text:p>
      <text:p text:style-name="Annotation">[ Java Swing, Input Validation Framework, DAO Pattern, JDBC, MySQL ]</text:p>
      <text:p text:style-name="P14"><text:span text:style-name="T17">iKu - </text:span><text:span text:style-name="T16">HSA Control</text:span>: <text:span text:style-name="T29">S</text:span>teel plate branding machine <text:span text:style-name="T29">control UI </text:span>for Dillinger Hütte GTS.</text:p>
      <text:p text:style-name="Annotation">[ Java Swing, JMS, RMI, Custom Datagram Protocol, C struct parsing ]</text:p>
      <text:p text:style-name="P14"><text:span text:style-name="T17">iKu - </text:span><text:span text:style-name="T16">Plakatdrucker</text:span>: A webshop for <text:span text:style-name="T29">customizable </text:span>print products</text:p>
      <text:p text:style-name="Annotation">[ Apache Tomcat, JSP Custom Tags, CSS, Apache FileUpload, JavaMail, JDBC ]</text:p>
      <text:p text:style-name="P14"><text:span text:style-name="T17">iKu - </text:span><text:span text:style-name="T16">IceWorld</text:span>: <text:span text:style-name="T29">Monitoring and configuration tool for the </text:span>N-TEC Icebox RAID system</text:p>
      <text:p text:style-name="Annotation">[ <text:span text:style-name="T21">Java, </text:span>Tomcat, JSP Custom Tags, CSS, RXTX/Comm, RMI, Java Swing, Swing DnD ]</text:p>
      <text:p text:style-name="P14"><text:span text:style-name="T17">iKu - </text:span><text:span text:style-name="T16">CashTrend</text:span>: <text:span text:style-name="T24">C</text:span>alculat<text:span text:style-name="T24">ion</text:span> and generat<text:span text:style-name="T24">ion of</text:span> financial OpenOffice documents based on customer data</text:p>
      <text:p text:style-name="Annotation">[ Java Swing, OpenOffice Java API, JDBC, MySQL ]</text:p>
      <text:p text:style-name="Standard"><text:span text:style-name="T16">MdBib</text:span>: Online Public Access Catalogue (OPAC) for <text:span text:style-name="T24">a</text:span> <text:span text:style-name="T24">l</text:span>ibrary of at the University of the Saarland.</text:p>
      <text:p text:style-name="Annotation">[ Apache Tomcat, Apache Jserv, Java Servlets, MySQL ]</text:p>
      <text:p text:style-name="Standard"><text:span text:style-name="T18">KfW - </text:span><text:span text:style-name="T16">Infrastrukt</text:span><text:span text:style-name="T18">ur</text:span>: Migration of the mainframe based IT of KfW Bankengruppe to a client/server infrastructure.</text:p>
      <text:p text:style-name="P9">[ OOD/OOP, Gupta/Centura, Win32 API, C++, IBM RS/6000, IBM IMS, Oracle DB ]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style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style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style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6-07-12T15:39:28</meta:creation-date>
    <dc:date>2022-03-11T22:30:57.597400135</dc:date>
    <meta:editing-cycles>74</meta:editing-cycles>
    <meta:editing-duration>P1DT10H59M18S</meta:editing-duration>
    <meta:document-statistic meta:table-count="2" meta:image-count="0" meta:object-count="0" meta:page-count="2" meta:paragraph-count="101" meta:word-count="994" meta:character-count="6734" meta:non-whitespace-character-count="5831"/>
    <meta:user-defined meta:name="Info 1"/>
    <meta:user-defined meta:name="Info 2"/>
    <meta:user-defined meta:name="Info 3"/>
    <meta:user-defined meta:name="Info 4"/>
  </office:meta>
</office:document-meta>
</file>